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2.925cm" fo:min-width="4.89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b22222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5.0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5.149cm" loext:decorative="false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98cm" svg:height="3.175cm" svg:x="2.982cm" svg:y="2.67cm">
          <text:p text:style-name="P1"><text:span text:style-name="T1">DP-S</text:span></text:p>
          <text:p text:style-name="P1"><text:span text:style-name="T1">POWER H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8cm" svg:height="3.175cm" svg:x="2.982cm" svg:y="8.57cm">
          <text:p text:style-name="P1"><text:span text:style-name="T1">NEW</text:span></text:p>
          <text:p text:style-name="P1"><text:span text:style-name="T1">DP-PLAZA-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8cm" svg:height="3.175cm" svg:x="2.982cm" svg:y="14.47cm">
          <text:p text:style-name="P1"><text:span text:style-name="T1">NEW</text:span></text:p>
          <text:p text:style-name="P1"><text:span text:style-name="T1">DP-PLAZA-0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47cm" svg:y1="5.845cm" svg:x2="5.47cm" svg:y2="8.57cm" svg:d="M5470 5845v2725" svg:viewBox="0 0 1 2726">
          <text:p/>
        </draw:connector>
        <draw:connector draw:style-name="gr2" draw:text-style-name="P3" draw:layer="layout" draw:type="line" svg:x1="5.47cm" svg:y1="11.745cm" svg:x2="5.47cm" svg:y2="14.47cm" svg:d="M5470 11745v2725" svg:viewBox="0 0 1 2726">
          <text:p/>
        </draw:connector>
        <draw:frame draw:style-name="gr3" draw:text-style-name="P4" draw:layer="layout" svg:width="5.404cm" svg:height="0.962cm" svg:x="5.563cm" svg:y="6.812cm">
          <draw:text-box>
            <text:p><text:span text:style-name="T2">FO SM 24 CORE</text:span></text:p>
          </draw:text-box>
        </draw:frame>
        <draw:frame draw:style-name="gr3" draw:text-style-name="P4" draw:layer="layout" svg:width="5.404cm" svg:height="0.962cm" svg:x="5.563cm" svg:y="12.512cm">
          <draw:text-box>
            <text:p><text:span text:style-name="T2">FO SM 24 CORE</text:span></text:p>
          </draw:text-box>
        </draw:frame>
        <draw:frame draw:style-name="gr4" draw:text-style-name="P4" draw:layer="layout" svg:width="15.535cm" svg:height="12.338cm" svg:x="13.903cm" svg:y="2.94cm">
          <draw:text-box>
            <text:p><text:span text:style-name="T3">Survey installasi kabel Plaza Marine</text:span></text:p>
            <text:p><text:span text:style-name="T2"/></text:p>
            <text:p><text:span text:style-name="T2">Kondisi lapangan:</text:span></text:p>
            <text:p><text:span text:style-name="T2">- Pembangunan sedang dimulai</text:span></text:p>
            <text:p><text:span text:style-name="T2">- Bangunan sudah mulai terbentuk seperti </text:span></text:p>
            <text:p><text:span text:style-name="T2"><text:s text:c="2"/></text:span><text:span text:style-name="T2">(BOH, Model Pohon, Kolam, Path way)</text:span></text:p>
            <text:p><text:span text:style-name="T2">- Untuk Path way masih berupa tanah yang sudah</text:span></text:p>
            <text:p><text:span text:style-name="T2"><text:s text:c="2"/></text:span><text:span text:style-name="T2">dipadatkan</text:span></text:p>
            <text:p><text:span text:style-name="T2"/></text:p>
            <text:p><text:span text:style-name="T2"/></text:p>
            <text:p><text:span text:style-name="T2">Dari kondisi lapangan di atas kami sarankan yang</text:span></text:p>
            <text:p><text:span text:style-name="T2">bisa dilakukan dan harus dilakukan adalah</text:span></text:p>
            <text:p><text:span text:style-name="T2">pembuatan “back bone” karena kondisi path way</text:span></text:p>
            <text:p><text:span text:style-name="T2">masih berupa tanah dan belum dicor.</text:span></text:p>
            <text:p><text:span text:style-name="T2"/></text:p>
            <text:p><text:span text:style-name="T2">Untuk jalur kabel FO yang akan dipasang untuk</text:span></text:p>
            <text:p><text:span text:style-name="T2">dijadikan “back bone” sudah dilakukan survey.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5.398cm" svg:height="3.175cm" svg:x="2.982cm" svg:y="2.67cm">
          <text:p text:style-name="P1"><text:span text:style-name="T1">DP-S</text:span></text:p>
          <text:p text:style-name="P1"><text:span text:style-name="T1">POWER H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8cm" svg:height="3.175cm" svg:x="2.982cm" svg:y="8.57cm">
          <text:p text:style-name="P1"><text:span text:style-name="T1">NEW</text:span></text:p>
          <text:p text:style-name="P1"><text:span text:style-name="T1">DP-PLAZA-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8cm" svg:height="3.175cm" svg:x="2.982cm" svg:y="14.47cm">
          <text:p text:style-name="P1"><text:span text:style-name="T1">NEW</text:span></text:p>
          <text:p text:style-name="P1"><text:span text:style-name="T1">DP-PLAZA-0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47cm" svg:y1="5.845cm" svg:x2="5.47cm" svg:y2="8.57cm" svg:d="M5470 5845v2725" svg:viewBox="0 0 1 2726">
          <text:p/>
        </draw:connector>
        <draw:connector draw:style-name="gr2" draw:text-style-name="P3" draw:layer="layout" draw:type="line" svg:x1="5.47cm" svg:y1="11.745cm" svg:x2="5.47cm" svg:y2="14.47cm" svg:d="M5470 11745v2725" svg:viewBox="0 0 1 2726">
          <text:p/>
        </draw:connector>
        <draw:frame draw:style-name="gr3" draw:text-style-name="P4" draw:layer="layout" svg:width="5.404cm" svg:height="0.962cm" svg:x="5.563cm" svg:y="6.812cm">
          <draw:text-box>
            <text:p><text:span text:style-name="T2">FO SM 24 CORE</text:span></text:p>
          </draw:text-box>
        </draw:frame>
        <draw:frame draw:style-name="gr3" draw:text-style-name="P4" draw:layer="layout" svg:width="5.404cm" svg:height="0.962cm" svg:x="5.563cm" svg:y="12.512cm">
          <draw:text-box>
            <text:p><text:span text:style-name="T2">FO SM 24 CORE</text:span></text:p>
          </draw:text-box>
        </draw:frame>
        <draw:frame draw:style-name="gr5" draw:text-style-name="P5" draw:layer="layout" svg:width="14.167cm" svg:height="15.399cm" svg:x="13.019cm" svg:y="2.492cm">
          <draw:text-box>
            <text:p>Hari ini tanggal 2/10/2024 telah dilakukan survey lokasi Plaza bersama Pak Odie dan IT Team:</text:p>
            <text:p/>
            <text:p>1. Focus pembangunan backbone</text:p>
            <text:p>2. Backbone yang dibangun dengan membuat</text:p>
            <text:p><text:s text:c="4"/>2 DP baru memakai panel outdoor</text:p>
            <text:p>3. Backbone yang dibangun memakai kabel FO</text:p>
            <text:p><text:s text:c="4"/>yang terkoneksi via DP-S (power house)</text:p>
            <text:p>4. Untuk keperluan AP, CCTV, DATA outlate </text:p>
            <text:p><text:s text:c="4"/>akan ditentukan kemudian menyesuaikan</text:p>
            <text:p><text:s text:c="4"/>keperluan dari us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I Putu Gede Sujarta Jaya</meta:initial-creator>
    <meta:creation-date>2024-09-06T15:51:59.905000000</meta:creation-date>
    <dc:date>2024-10-01T22:08:13.621000000</dc:date>
    <dc:creator>I Putu Gede Sujarta Jaya</dc:creator>
    <meta:editing-duration>PT40M20S</meta:editing-duration>
    <meta:editing-cycles>2</meta:editing-cycles>
    <meta:generator>LibreOffice/24.2.5.2$Windows_X86_64 LibreOffice_project/bffef4ea93e59bebbeaf7f431bb02b1a39ee8a59</meta:generator>
    <meta:printed-by>I Putu Gede Sujarta Jaya</meta:printed-by>
    <meta:print-date>2024-10-01T21:35:39.442000000</meta:print-date>
    <meta:document-statistic meta:object-count="16"/>
  </office:meta>
</office:document-meta>
</file>